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fo:color="#000000" loext:opacity="100%" style:font-name="Times New Roman" fo:font-size="11pt" fo:language="pl" fo:country="PL" style:font-size-asian="11pt" style:font-size-complex="11pt"/>
    </style:style>
    <style:style style:name="P4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5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6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7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8" style:family="paragraph" style:parent-style-name="Standard">
      <style:paragraph-properties fo:margin-top="0in" fo:margin-bottom="0.0555in" style:contextual-spacing="false" fo:text-align="justify" style:justify-single-word="false"/>
    </style:style>
    <style:style style:name="P9" style:family="paragraph" style:parent-style-name="Standard">
      <style:paragraph-properties fo:margin-top="0in" fo:margin-bottom="0.0555in" style:contextual-spacing="false" fo:text-align="justify" style:justify-single-word="false"/>
      <style:text-properties fo:color="#808080" loext:opacity="100%" style:font-name="Times New Roman" fo:font-size="11pt" fo:language="pl" fo:country="PL" style:font-size-asian="11pt" style:font-size-complex="11pt"/>
    </style:style>
    <style:style style:name="P10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fo:color="#000000" loext:opacity="100%" style:font-name="Times New Roman" fo:language="pl" fo:country="PL"/>
    </style:style>
    <style:style style:name="T7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 style:font-name="Times New Roman"/>
    </style:style>
    <style:style style:name="T9" style:family="text">
      <style:text-properties fo:color="#808080" loext:opacity="100%" style:font-name="Times New Roman" fo:language="pl" fo:country="PL"/>
    </style:style>
    <style:style style:name="T10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T11" style:family="text">
      <style:text-properties fo:color="#808080" loext:opacity="100%" style:font-name="Times New Roman" fo:language="pl" fo:country="PL" fo:font-weight="bold" style:font-weight-asian="bold" style:font-weight-complex="bold"/>
    </style:style>
    <style:style style:name="T12" style:family="text">
      <style:text-properties fo:color="#808080" loext:opacity="100%" style:font-name="Times New Roman" fo:language="pl" fo:country="PL" fo:font-weight="normal" style:font-weight-asian="normal" style:font-weight-complex="normal"/>
    </style:style>
    <style:style style:name="T13" style:family="text">
      <style:text-properties fo:color="#808080" loext:opacity="100%" style:font-name="Times New Roman" fo:font-size="11pt" fo:language="pl" fo:country="P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[</text:span><text:span text:style-name="T13">W dokumencie należy przedstawić ogólny opis firmy/instytucji zawierający ogólne informacje pozwalające analitykowi zorientować się o problemie i uzyskać wystarczające informacje do wstpnych prac projektowych. Np. informacje typu: nazwa, siedziba, właściciel, współpracownicy (zatrudnienie); ogólny profil firmy (czym się zajmuje); cel główny przedsiębiorstwa; charakterystyka branży i rynku; docelowe obszary funkcjonowania; działy firmy; obowiązki pracowników; charakterystyka i cele systemu informacyjnego; zakres projektu; …. ]</text:span></text:p>
      <text:p text:style-name="P9"/>
      <text:p text:style-name="P6"><text:span text:style-name="T8">]</text:span><text:span text:style-name="T4"> </text:span></text:p>
      <text:p text:style-name="P7"/>
      <text:p text:style-name="P7"/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fo:color="#000000" loext:opacity="100%" style:font-name="Times New Roman" fo:font-size="11pt" fo:language="pl" fo:country="PL" style:font-size-asian="11pt" style:font-size-complex="11pt"/>
    </style:style>
    <style:style style:name="MP5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color="#000000" loext:opacity="100%" style:font-name="Times New Roman" fo:language="pl" fo:country="PL"/>
    </style:style>
    <style:style style:name="MT7" style:family="text">
      <style:text-properties style:font-name="Times New Roman"/>
    </style:style>
    <style:style style:name="MT8" style:family="text">
      <style:text-properties fo:color="#808080" loext:opacity="100%" style:font-name="Times New Roman" fo:language="pl" fo:country="PL"/>
    </style:style>
    <style:style style:name="MT9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MT10" style:family="text">
      <style:text-properties fo:color="#808080" loext:opacity="100%" style:font-name="Times New Roman" fo:language="pl" fo:country="PL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<text:s/>Hurtownia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list xml:id="list576409594" text:style-name="WWNum18">
                <text:list-item>
                  <text:p text:style-name="MP3"><text:span text:style-name="MT4"><text:s/>Dokument: <text:s/></text:span><text:span text:style-name="MT5">04</text:span><text:span text:style-name="MT6"> Ogólna charakterystyka firmy.</text:span></text:p>
                </text:list-item>
              </text:list>
              <text:p text:style-name="MP4">]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5"><text:span text:style-name="MT7"><text:s/>Etap projektu:</text:span><text:span text:style-name="MT8"> [</text:span><text:span text:style-name="MT9">nazwa etapu</text:span><text:span text:style-name="MT8">]</text:span></text:p>
            </table:table-cell>
            <table:covered-table-cell/>
            <table:table-cell table:style-name="Table1.C3" table:number-columns-spanned="3" office:value-type="string">
              <text:p text:style-name="MP5"><text:span text:style-name="MT4"><text:s/>Faza:</text:span><text:span text:style-name="MT8"> [</text:span><text:span text:style-name="MT9">nazwa fazy w ramach etapu</text:span><text:span text:style-name="MT8">]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5"><text:span text:style-name="MT4"><text:s/>Zespół/Autor:</text:span><text:span text:style-name="MT8"> </text:span><text:span text:style-name="MT10">Patryk Kaniewski</text:span><text:span text:style-name="MT8">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5"><text:span text:style-name="MT4"><text:s/></text:span><text:span text:style-name="MT7">Zatwierdził: </text:span><text:span text:style-name="MT8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5"><text:span text:style-name="MT7"><text:s/>Wersja dokumentu: </text:span><text:span text:style-name="MT8">[</text:span><text:span text:style-name="MT9">1.0</text:span><text:span text:style-name="MT8">]</text:span></text:p>
            </table:table-cell>
            <table:table-cell table:style-name="Table1.A1" office:value-type="string">
              <text:p text:style-name="MP5"><text:span text:style-name="MT4"><text:s/>Data:</text:span><text:span text:style-name="MT8"> 2021-03-12</text:span></text:p>
            </table:table-cell>
            <table:table-cell table:style-name="Table1.A1" table:number-columns-spanned="2" office:value-type="string">
              <text:p text:style-name="MP5"><text:span text:style-name="MT7"><text:s/>Status: </text:span><text:span text:style-name="MT8">roboczy</text:span></text:p>
            </table:table-cell>
            <table:covered-table-cell/>
            <table:table-cell table:style-name="Table1.A1" office:value-type="string">
              <text:p text:style-name="MP6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10</meta:editing-cycles>
    <meta:print-date>2007-01-15T02:16:00</meta:print-date>
    <meta:creation-date>2021-02-19T19:31:00</meta:creation-date>
    <dc:date>2021-03-11T13:26:30.448133475</dc:date>
    <meta:generator>LibreOffice/7.1.1.2$Linux_X86_64 LibreOffice_project/10$Build-2</meta:generator>
    <meta:editing-duration>PT17M45S</meta:editing-duration>
    <meta:document-statistic meta:table-count="1" meta:image-count="0" meta:object-count="0" meta:page-count="1" meta:paragraph-count="13" meta:word-count="103" meta:character-count="841" meta:non-whitespace-character-count="737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